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9"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0" style:family="paragraph" style:parent-style-name="Standard">
      <style:text-properties style:font-name="Times New Roman" fo:font-size="10.5pt" style:font-size-asian="10.5pt" style:font-size-complex="10.5pt"/>
    </style:style>
    <style:style style:name="P11" style:family="paragraph" style:parent-style-name="Standard">
      <style:paragraph-properties fo:text-align="center" style:justify-single-word="false"/>
      <style:text-properties style:font-name="Times New Roman" fo:font-size="10.5pt" style:font-size-asian="10.5pt" style:font-size-complex="10.5pt"/>
    </style:style>
    <style:style style:name="P12" style:family="paragraph" style:parent-style-name="Standard">
      <style:paragraph-properties style:snap-to-layout-grid="false"/>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style:text-underline-style="none" fo:font-weight="bold" style:font-size-asian="10.5pt" style:font-weight-asian="bold" style:font-size-complex="10.5pt" style:font-weight-complex="bold"/>
    </style:style>
    <style:style style:name="P14" style:family="paragraph" style:parent-style-name="Standard">
      <style:paragraph-properties fo:text-align="justify" style:justify-single-word="false"/>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P15" style:family="paragraph" style:parent-style-name="Standard">
      <style:text-properties style:font-name="Times New Roman" fo:font-size="11pt" style:font-size-asian="11pt" style:font-size-complex="11pt"/>
    </style:style>
    <style:style style:name="P16" style:family="paragraph" style:parent-style-name="Standard">
      <style:paragraph-properties fo:text-align="justify" style:justify-single-word="false" style:snap-to-layout-grid="false"/>
      <style:text-properties fo:font-size="8pt" fo:font-style="italic" fo:font-weight="normal" style:font-size-asian="8pt" style:font-style-asian="italic" style:font-weight-asian="normal" style:font-size-complex="8pt" style:font-weight-complex="normal"/>
    </style:style>
    <style:style style:name="P17" style:family="paragraph" style:parent-style-name="Standard">
      <style:text-properties fo:font-size="6pt" style:font-size-asian="6pt" style:font-size-complex="6pt"/>
    </style:style>
    <style:style style:name="P18" style:family="paragraph" style:parent-style-name="Standard">
      <style:paragraph-properties fo:text-align="justify" style:justify-single-word="false"/>
      <style:text-properties fo:font-size="10.5pt" style:text-underline-style="none" fo:font-weight="bold" style:font-size-asian="10.5pt" style:font-weight-asian="bold" style:font-size-complex="10.5pt" style:font-weight-complex="bold"/>
    </style:style>
    <style:style style:name="P19"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2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21"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22" style:family="paragraph" style:parent-style-name="Normale">
      <style:text-properties style:font-name="Times New Roman" fo:font-size="10.5pt" style:font-size-asian="10.5pt" style:font-size-complex="10.5pt"/>
    </style:style>
    <style:style style:name="P23"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4" style:family="paragraph" style:parent-style-name="Standard">
      <style:paragraph-properties fo:margin-left="0.635cm" fo:margin-right="0cm" fo:text-align="center" style:justify-single-word="false" fo:text-indent="0cm" style:auto-text-indent="false"/>
      <style:text-properties style:font-name="Times New Roman" fo:font-size="12pt" fo:background-color="#ff9999" style:font-size-asian="12pt" style:font-size-complex="12pt"/>
    </style:style>
    <style:style style:name="P25"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26" style:family="paragraph" style:parent-style-name="Standard">
      <style:paragraph-properties fo:margin-left="0cm" fo:margin-right="0cm" fo:text-align="justify" style:justify-single-word="false" fo:text-indent="1.251cm" style:auto-text-indent="false"/>
      <style:text-properties style:font-name="Times New Roman" fo:font-size="10.5pt" style:text-underline-style="none" fo:font-weight="bold" style:font-size-asian="10.5pt" style:font-weight-asian="bold" style:font-size-complex="10.5pt" style:font-weight-complex="bold"/>
    </style:style>
    <style:style style:name="P27"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28" style:family="paragraph" style:parent-style-name="Normale">
      <style:text-properties style:font-name="Arial" fo:font-size="11pt" style:font-size-asian="11pt" style:font-size-complex="11pt"/>
    </style:style>
    <style:style style:name="P29" style:family="paragraph" style:parent-style-name="Normale">
      <style:paragraph-properties fo:text-align="end" style:justify-single-word="false"/>
      <style:text-properties style:font-name="Arial" fo:font-size="11pt" style:font-size-asian="11pt" style:font-size-complex="11pt"/>
    </style:style>
    <style:style style:name="P30"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31" style:family="paragraph" style:parent-style-name="Normale">
      <style:paragraph-properties fo:margin-left="0cm" fo:margin-right="0cm" fo:text-align="justify" style:justify-single-word="false" fo:text-indent="1.251cm" style:auto-text-indent="false"/>
      <style:text-properties style:font-name="Arial" fo:font-size="11pt" fo:font-weight="bold" style:font-size-asian="11pt" style:font-weight-asian="bold" style:font-size-complex="11pt" style:font-weight-complex="bold"/>
    </style:style>
    <style:style style:name="P32"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33"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34"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35"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36"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37"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38"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39"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40" style:family="paragraph" style:parent-style-name="Standard">
      <style:paragraph-properties fo:text-align="justify" style:justify-single-word="false"/>
      <style:text-properties style:font-name="Arial" fo:font-size="11pt" style:font-size-asian="11pt" style:font-size-complex="11pt"/>
    </style:style>
    <style:style style:name="P41" style:family="paragraph" style:parent-style-name="Standard">
      <style:paragraph-properties fo:text-align="center" style:justify-single-word="false"/>
      <style:text-properties style:font-name="Arial" fo:font-size="11pt" style:font-size-asian="11pt" style:font-size-complex="11pt"/>
    </style:style>
    <style:style style:name="P42" style:family="paragraph" style:parent-style-name="Standard">
      <style:paragraph-properties fo:text-align="justify" style:justify-single-word="false"/>
      <style:text-properties style:font-name="Arial" fo:font-size="11pt" style:text-underline-style="none" fo:font-weight="bold" fo:background-color="#ffff00" style:font-size-asian="11pt" style:font-weight-asian="bold" style:font-size-complex="11pt" style:font-weight-complex="bold"/>
    </style:style>
    <style:style style:name="P43" style:family="paragraph" style:parent-style-name="Standard">
      <style:paragraph-properties fo:text-align="justify" style:justify-single-word="false"/>
      <style:text-properties style:font-name="Arial" fo:font-size="11pt" fo:font-weight="bold" style:font-size-asian="11pt" style:font-weight-asian="bold" style:font-size-complex="11pt"/>
    </style:style>
    <style:style style:name="P44"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45"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46" style:family="paragraph" style:parent-style-name="Standard" style:list-style-name="L1">
      <style:paragraph-properties fo:margin-left="1.635cm" fo:margin-right="1cm" fo:text-align="justify" style:justify-single-word="false" fo:text-indent="-0.635cm" style:auto-text-indent="false">
        <style:tab-stops>
          <style:tab-stop style:position="0.635cm"/>
        </style:tab-stops>
      </style:paragraph-properties>
      <style:text-properties style:font-name="Arial" fo:font-size="10pt" style:font-size-asian="10pt" style:font-size-complex="10pt"/>
    </style:style>
    <style:style style:name="P47"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48" style:family="paragraph" style:parent-style-name="Standard">
      <style:paragraph-properties fo:margin-left="0cm" fo:margin-right="0cm" fo:text-align="start" style:justify-single-word="false" fo:text-indent="1.251cm" style:auto-text-indent="false"/>
      <style:text-properties style:font-name="Arial" fo:font-size="11pt" fo:font-style="italic" fo:background-color="transparent" style:font-size-asian="11pt" style:font-style-asian="italic" style:font-size-complex="11pt" style:font-style-complex="italic"/>
    </style:style>
    <style:style style:name="P49" style:family="paragraph" style:parent-style-name="Standard">
      <style:paragraph-properties fo:margin-left="1cm" fo:margin-right="1cm" fo:text-align="center" style:justify-single-word="false" fo:text-indent="0cm" style:auto-text-indent="false" style:vertical-align="auto"/>
      <style:text-properties style:font-name="Arial" fo:font-size="10pt" style:font-size-asian="10pt" style:font-size-complex="10pt"/>
    </style:style>
    <style:style style:name="P50" style:family="paragraph" style:parent-style-name="Standard">
      <style:paragraph-properties fo:margin-left="1cm" fo:margin-right="1cm" fo:text-align="justify" style:justify-single-word="false" fo:text-indent="0cm" style:auto-text-indent="false"/>
      <style:text-properties style:font-name="Arial" fo:font-size="10pt" style:font-size-asian="10pt" style:font-size-complex="10pt"/>
    </style:style>
    <style:style style:name="P51" style:family="paragraph" style:parent-style-name="Standard">
      <style:paragraph-properties fo:margin-left="1cm" fo:margin-right="1cm" fo:text-align="justify" style:justify-single-word="false" fo:text-indent="0.249cm" style:auto-text-indent="false"/>
      <style:text-properties style:font-name="Arial" fo:font-size="10pt" style:font-size-asian="10pt" style:font-size-complex="10pt"/>
    </style:style>
    <style:style style:name="P52" style:family="paragraph" style:parent-style-name="Standard">
      <style:paragraph-properties fo:margin-left="0.635cm" fo:margin-right="0cm" fo:text-align="center" style:justify-single-word="false" fo:text-indent="0cm" style:auto-text-indent="false"/>
      <style:text-properties style:font-name="Times New Roman" fo:font-size="12pt" fo:background-color="#ff9999" style:font-size-asian="12pt" style:font-size-complex="12pt"/>
    </style:style>
    <style:style style:name="T1" style:family="text">
      <style:text-properties style:font-name="Times New Roman"/>
    </style:style>
    <style:style style:name="T2" style:family="text">
      <style:text-properties style:font-name="Times New Roman" fo:font-size="10.5pt" style:font-size-asian="10.5pt" style:font-size-complex="10.5pt"/>
    </style:style>
    <style:style style:name="T3" style:family="text">
      <style:text-properties style:font-name="Times New Roman" fo:font-size="10.5pt" fo:background-color="transparent" style:font-size-asian="10.5pt" style:font-size-complex="10.5pt"/>
    </style:style>
    <style:style style:name="T4" style:family="text">
      <style:text-properties style:font-name="Times New Roman" fo:font-size="10.5pt" fo:font-weight="normal" fo:background-color="transparent" style:font-size-asian="10.5pt" style:font-weight-asian="normal" style:font-size-complex="10.5pt" style:font-weight-complex="normal"/>
    </style:style>
    <style:style style:name="T5" style:family="text">
      <style:text-properties style:font-name="Times New Roman" fo:font-size="10.5pt" fo:font-weight="bold" style:font-size-asian="10.5pt" style:font-weight-asian="bold" style:font-size-complex="10.5pt" style:font-weight-complex="bold"/>
    </style:style>
    <style:style style:name="T6" style:family="text">
      <style:text-properties style:font-name="Times New Roman" fo:font-size="10.5pt" fo:background-color="#ffff00" style:font-size-asian="10.5pt" style:font-size-complex="10.5pt"/>
    </style:style>
    <style:style style:name="T7" style:family="text">
      <style:text-properties style:font-name="Times New Roman" fo:font-size="10pt" style:font-size-asian="10pt" style:font-size-complex="10pt"/>
    </style:style>
    <style:style style:name="T8" style:family="text">
      <style:text-properties style:font-name="Times New Roman" fo:font-size="10pt" fo:font-weight="normal" fo:background-color="transparent" style:font-size-asian="10pt" style:font-weight-asian="normal" style:font-size-complex="10pt" style:font-weight-complex="normal"/>
    </style:style>
    <style:style style:name="T9" style:family="text">
      <style:text-properties style:font-weight-complex="normal"/>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size="9pt" style:text-underline-style="none" fo:background-color="#ffff00" style:font-size-asian="9pt" style:font-size-complex="9pt"/>
    </style:style>
    <style:style style:name="T13" style:family="text">
      <style:text-properties fo:font-size="10.5pt" fo:font-weight="bold" style:font-size-asian="10.5pt" style:font-weight-asian="bold" style:font-size-complex="10.5pt" style:font-weight-complex="bold"/>
    </style:style>
    <style:style style:name="T14" style:family="text">
      <style:text-properties fo:font-size="10.5pt" style:font-size-asian="10.5pt" style:font-size-complex="10.5pt"/>
    </style:style>
    <style:style style:name="T15" style:family="text">
      <style:text-properties fo:font-size="10.5pt" fo:background-color="#ffff00" style:font-size-asian="10.5pt" style:font-size-complex="10.5pt"/>
    </style:style>
    <style:style style:name="T16" style:family="text">
      <style:text-properties fo:font-size="10.5pt" fo:background-color="transparent" style:font-size-asian="10.5pt" style:font-size-complex="10.5pt"/>
    </style:style>
    <style:style style:name="T17" style:family="text">
      <style:text-properties fo:font-size="10.5pt" fo:font-weight="normal" fo:background-color="transparent" style:font-size-asian="10.5pt" style:font-weight-asian="normal" style:font-size-complex="10.5pt" style:font-weight-complex="normal"/>
    </style:style>
    <style:style style:name="T18" style:family="text">
      <style:text-properties fo:font-size="10pt" fo:font-weight="normal" fo:background-color="transparent" style:font-size-asian="10pt" style:font-weight-asian="normal" style:font-size-complex="10pt" style:font-weight-complex="normal"/>
    </style:style>
    <style:style style:name="T19" style:family="text">
      <style:text-properties style:font-name="Arial"/>
    </style:style>
    <style:style style:name="T20" style:family="text">
      <style:text-properties style:font-name="Arial" fo:font-size="10.5pt" fo:font-weight="bold" style:font-size-asian="10.5pt" style:font-weight-asian="bold" style:font-size-complex="10.5pt" style:font-weight-complex="bold"/>
    </style:style>
    <style:style style:name="T21" style:family="text">
      <style:text-properties style:font-name="Arial" fo:font-size="10.5pt" style:font-size-asian="10.5pt" style:font-size-complex="10.5pt"/>
    </style:style>
    <style:style style:name="T22" style:family="text">
      <style:text-properties style:font-name="Arial" fo:font-size="10.5pt" fo:background-color="#ffff00" style:font-size-asian="10.5pt" style:font-size-complex="10.5pt"/>
    </style:style>
    <style:style style:name="T23" style:family="text">
      <style:text-properties style:font-name="Arial" fo:font-size="10.5pt" fo:background-color="transparent" style:font-size-asian="10.5pt" style:font-size-complex="10.5pt"/>
    </style:style>
    <style:style style:name="T24" style:family="text">
      <style:text-properties style:font-name="Arial" fo:font-size="10.5pt" fo:font-weight="normal" fo:background-color="transparent" style:font-size-asian="10.5pt" style:font-weight-asian="normal" style:font-size-complex="10.5pt" style:font-weight-complex="normal"/>
    </style:style>
    <style:style style:name="T25" style:family="text">
      <style:text-properties style:font-name="Arial" fo:font-size="10pt" fo:font-weight="normal" fo:background-color="transparent" style:font-size-asian="10pt" style:font-weight-asian="normal" style:font-size-complex="10pt" style:font-weight-complex="normal"/>
    </style:style>
    <style:style style:name="T26" style:family="text">
      <style:text-properties style:font-name="Arial" style:font-weight-complex="normal"/>
    </style:style>
    <style:style style:name="T27" style:family="text">
      <style:text-properties style:font-name="Arial" fo:font-size="11pt" style:font-size-asian="11pt" style:font-size-complex="11pt"/>
    </style:style>
    <style:style style:name="T28" style:family="text">
      <style:text-properties style:font-name="Arial" fo:font-size="11pt" style:font-size-asian="11pt" style:font-size-complex="11pt" style:font-weight-complex="normal"/>
    </style:style>
    <style:style style:name="T29" style:family="text">
      <style:text-properties style:font-name="Arial" fo:font-size="11pt" fo:font-weight="bold" style:font-size-asian="11pt" style:font-weight-asian="bold" style:font-size-complex="11pt" style:font-weight-complex="bold"/>
    </style:style>
    <style:style style:name="T30" style:family="text">
      <style:text-properties style:font-name="Arial" fo:font-size="11pt" fo:background-color="#ffff00" style:font-size-asian="11pt" style:font-size-complex="11pt"/>
    </style:style>
    <style:style style:name="T31" style:family="text">
      <style:text-properties style:font-name="Arial" fo:font-size="11pt" fo:background-color="transparent" style:font-size-asian="11pt" style:font-size-complex="11pt"/>
    </style:style>
    <style:style style:name="T32" style:family="text">
      <style:text-properties style:font-name="Arial" fo:font-size="11pt" fo:font-weight="normal" fo:background-color="transparent" style:font-size-asian="11pt" style:font-weight-asian="normal" style:font-size-complex="11pt" style:font-weight-complex="normal"/>
    </style:style>
    <style:style style:name="T33" style:family="text">
      <style:text-properties style:font-name="Arial" fo:font-size="11pt" fo:font-weight="normal" style:font-size-asian="11pt" style:font-weight-asian="normal" style:font-size-complex="11pt" style:font-weight-complex="normal"/>
    </style:style>
    <style:style style:name="T34" style:family="text">
      <style:text-properties style:font-name="Arial" fo:font-weight="bold" style:font-weight-asian="bold" style:font-weight-complex="bold"/>
    </style:style>
    <style:style style:name="T35" style:family="text">
      <style:text-properties style:font-name="Arial" fo:background-color="#ffff00"/>
    </style:style>
    <style:style style:name="T36" style:family="text">
      <style:text-properties style:font-name="Arial" fo:background-color="transparent"/>
    </style:style>
    <style:style style:name="T37" style:family="text">
      <style:text-properties style:font-name="Arial" fo:font-weight="normal" fo:background-color="transparent" style:font-weight-asian="normal" style:font-weight-complex="normal"/>
    </style:style>
    <style:style style:name="T38" style:family="text">
      <style:text-properties fo:background-color="transparent"/>
    </style:style>
    <style:style style:name="T39" style:family="text">
      <style:text-properties fo:background-color="#ffff99"/>
    </style:style>
    <style:style style:name="T40" style:family="text">
      <style:text-properties style:text-underline-style="none" fo:font-weight="normal" style:font-weight-asian="normal" style:font-weight-complex="normal"/>
    </style:style>
    <style:style style:name="T41" style:family="text">
      <style:text-properties fo:background-color="#ffff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2z0" style:num-prefix="*" text:bullet-char="">
        <style:list-level-properties text:list-level-position-and-space-mode="label-alignment">
          <style:list-level-label-alignment text:label-followed-by="listtab" fo:text-indent="-0.635cm" fo:margin-left="1.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9"/>
          </table:table-cell>
          <table:table-cell table:style-name="Tabella1.A1" office:value-type="string">
            <text:p text:style-name="P34">RACCOMANDATA A.R al richiedente</text:p>
            <text:p text:style-name="P32">inviata a mezzo pec al tecnico</text:p>
            <text:p text:style-name="P33">oppure</text:p>
            <text:p text:style-name="P35"><text:span text:style-name="Car._20_predefinito_20_paragrafo"><text:span text:style-name="T12">inviata a mezzo pec al tecnico </text:span></text:span></text:p>
            <text:p text:style-name="P32">incaricato anche in qualità di </text:p>
            <text:p text:style-name="P32">soggetto delegato dal richiedente</text:p>
          </table:table-cell>
        </table:table-row>
        <table:table-row>
          <table:table-cell table:style-name="Tabella1.A1" office:value-type="string">
            <text:p text:style-name="P9">Protocollo n. _____________</text:p>
          </table:table-cell>
          <table:table-cell table:style-name="Tabella1.A1" office:value-type="string">
            <text:p text:style-name="P9">Savona, _____________</text:p>
          </table:table-cell>
        </table:table-row>
      </table:table>
      <text:p text:style-name="P10"/>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29">Da citare nella risposta:</text:span></text:span></text:p>
            <text:p text:style-name="Normale"><text:span text:style-name="Car._20_predefinito_20_paragrafo"><text:span text:style-name="T27">pratica <text:s/>[numero] - </text:span></text:span><text:span text:style-name="Car._20_predefinito_20_paragrafo"><text:span text:style-name="T30">sigla</text:span></text:span></text:p>
            <text:p text:style-name="Normale"><text:span text:style-name="Car._20_predefinito_20_paragrafo"><text:span text:style-name="T27"/></text:span></text:p>
            <text:p text:style-name="Normale"><text:span text:style-name="Car._20_predefinito_20_paragrafo"><text:span text:style-name="T31">classifica 06-03</text:span></text:span></text:p>
            <text:p text:style-name="Normale"><text:span text:style-name="Car._20_predefinito_20_paragrafo"><text:span text:style-name="T32">fascicolo: [anno_fascicolo] /[fascicolo].[sub_fascicolo]</text:span></text:span></text:p>
          </table:table-cell>
          <table:table-cell table:style-name="Tabella6.A1" office:value-type="string">
            <text:p text:style-name="P29"/>
          </table:table-cell>
          <table:table-cell table:style-name="Tabella6.A1" office:value-type="string">
            <text:p text:style-name="P30">Al Sig. [richiedenti.nominativo;block=tbs:row;]</text:p>
            <text:p text:style-name="P30">[richiedenti.indirizzo]</text:p>
            <text:p text:style-name="P30">[richiedenti.cap] [richiedenti.comune] ([richiedenti.prov])</text:p>
            <text:p text:style-name="P30">in qualità di [richiedenti.titolo]</text:p>
            <text:p text:style-name="P30">della [richiedenti.ragsoc]</text:p>
            <text:p text:style-name="P30">[richiedenti.sede]</text:p>
            <text:p text:style-name="P30">[richiedenti.capd] [richiedenti.comuned] ([richiedenti.provd])</text:p>
            <text:p text:style-name="P45">[richiedenti.pec]</text:p>
            <text:p text:style-name="P30"/>
          </table:table-cell>
        </table:table-row>
        <table:table-row>
          <table:table-cell table:style-name="Tabella6.A1" office:value-type="string">
            <text:p text:style-name="P28">Allegati: //</text:p>
          </table:table-cell>
          <table:table-cell table:style-name="Tabella6.A1" office:value-type="string">
            <text:p text:style-name="P29"/>
          </table:table-cell>
          <table:table-cell table:style-name="Tabella6.A1" office:value-type="string">
            <text:p text:style-name="P30">[progettisti.nominativo;block=tbs:row;]</text:p>
            <text:p text:style-name="P30">[progettisti.indirizzo]</text:p>
            <text:p text:style-name="P23"><text:span text:style-name="Car._20_predefinito_20_paragrafo"><text:span text:style-name="T19">[progettisti.cap] [progettisti.comune] ([progettisti.prov])</text:span></text:span></text:p>
            <text:p text:style-name="P23"><text:span text:style-name="Car._20_predefinito_20_paragrafo"><text:span text:style-name="T19">[progettisti.pec]</text:span></text:span></text:p>
            <text:p text:style-name="P23"><text:span text:style-name="Car._20_predefinito_20_paragrafo"><text:span text:style-name="T27"/></text:span></text:p>
          </table:table-cell>
        </table:table-row>
      </table:table>
      <text:p text:style-name="P22"/>
      <table:table table:name="Tabella3" table:style-name="Tabella3">
        <table:table-column table:style-name="Tabella3.A"/>
        <table:table-column table:style-name="Tabella3.B"/>
        <table:table-row table:style-name="Tabella3.1">
          <table:table-cell table:style-name="Tabella3.A1" office:value-type="string">
            <text:p text:style-name="P43">Oggetto:</text:p>
          </table:table-cell>
          <table:table-cell table:style-name="Tabella3.A1" office:value-type="string">
            <text:p text:style-name="P44">[tipo_pratica] presentata in data [data_presentazione] recepita in atti [data_presentazione] al prot. [protocollo] del [data_protocollo] riguardante [oggetto] presso l’immobile sito in Savona, [ubicazione]. </text:p>
            <text:p text:style-name="P14"><text:span text:style-name="Car._20_predefinito_20_paragrafo"><text:span text:style-name="T28">Rateizzazione oneri di costruzione. Istanza prot. n <text:s text:c="2"/>* del <text:s/>*</text:span></text:span></text:p>
          </table:table-cell>
        </table:table-row>
      </table:table>
      <text:p text:style-name="P27"/>
      <text:p text:style-name="P26"/>
      <text:p text:style-name="P13"><text:tab/></text:p>
      <text:p text:style-name="P18"><text:span text:style-name="T7"><text:tab/></text:span><text:span text:style-name="T33">Con riferimento all’istanza, relativa alla rateizzazione degli oneri afferenti l’intervento in oggetto, si comunica che l’importo degli stessi risulta essere di complessive € [oneri_totale] </text:span></text:p>
      <text:p text:style-name="P40"><text:s text:c="14"/></text:p>
      <text:p text:style-name="P40"><text:tab/>Detto importo è rateizzabile in quattro rate semestrali di importo pari a <text:span text:style-name="T11">[rata_1]</text:span>. Le rate dovranno essere corrisposte entro il termine e secondo le modalità indicate nella comunicazione di avvenuto rilascio del Permesso di costruire.</text:p>
      <text:p text:style-name="P47"/>
      <text:p text:style-name="P47">Al fine dell’ulteriore corso della pratica, è necessario che Lei faccia pervenire idonee garanzie, sotto specie di fideiussione bancaria o di polizza cauzionale rilasciata da impresa di assicurazione regolarmente autorizzata (vedasi nota riportata a tergo), per l’importo corrispondente alle tre rate semestrali pari a €<text:span text:style-name="T10">….............</text:span></text:p>
      <text:p text:style-name="P42"/>
      <text:p text:style-name="P31"/>
      <text:p text:style-name="P47">Distinti saluti.</text:p>
      <text:p text:style-name="P25"><text:soft-page-break/></text:p>
      <table:table table:name="Tabella4" table:style-name="Tabella4">
        <table:table-column table:style-name="Tabella4.A"/>
        <table:table-column table:style-name="Tabella4.B"/>
        <table:table-row table:style-name="Tabella4.1">
          <table:table-cell table:style-name="Tabella4.A1" office:value-type="string">
            <text:p text:style-name="P11"/>
          </table:table-cell>
          <table:table-cell table:style-name="Tabella4.A1" office:value-type="string">
            <text:p text:style-name="P12"/>
          </table:table-cell>
        </table:table-row>
        <table:table-row table:style-name="Tabella4.1">
          <table:table-cell table:style-name="Tabella4.A1" office:value-type="string">
            <text:p text:style-name="P12"/>
          </table:table-cell>
          <table:table-cell table:style-name="Tabella4.A1" office:value-type="string">
            <text:p text:style-name="P41">Il Dirigente</text:p>
            <text:p text:style-name="P11"/>
          </table:table-cell>
        </table:table-row>
      </table:table>
      <text:p text:style-name="P39">REFERENTI PER LA PRATICA:</text:p>
      <text:p text:style-name="P39">Istruttore della pratica: <text:span text:style-name="T40">[istruttore_tecnico]</text:span> <text:span text:style-name="T41">(0198310)</text:span></text:p>
      <text:p text:style-name="P48"><text:span text:style-name="T39"/></text:p>
      <text:p text:style-name="P24"/>
      <text:p text:style-name="P24"/>
      <text:p text:style-name="P49">NOTE <text:s/>SULLE <text:s/>FIDEIUSSIONI BANCARIE O POLIZZE FIDEIUSSORIE ASSICURATIVE PRESTATE <text:s/>A <text:s/>GARANZIA DI <text:s/>OBBLIGHI E/O <text:s/>ONERI <text:s/>DERIVANTI <text:s/>DA CONVENZIONI EDILIZIE</text:p>
      <text:p text:style-name="P50"/>
      <text:p text:style-name="P51"><text:s text:c="2"/>La fideiussione bancaria o polizza fideiussoria dovrà essere stipulata con imprese autorizzate ai sensi del T.U. approvato dal D.P.R. 13/02/1959.</text:p>
      <text:p text:style-name="P50"><text:s text:c="4"/>Nel caso in cui la polizza fideiussoria sia prestata da società assicurativa occorre che detta società garantisca di essere abilitata per il ramo cauzioni : deve essere, ad esempio, riportata la dicitura “impresa autorizzata all’esercizio delle assicurazioni <text:s/>nel Ramo Cauzioni con decreto del Ministro dell’Industria del Commercio e dell’Artigianato n. *******”, ovvero “iscritta all’Albo dei gruppi creditizi **********” o analoga dicitura.</text:p>
      <text:p text:style-name="P50"><text:s text:c="4"/>Circa la forma dell’atto di garanzia, premesso che la materia è regolata dagli Art. 1936 e seguenti del Codice Civile sotto il titolo terzo (dei singoli contratti) si precisa <text:s/>che le firme dei rappresentanti della Banca e delle Imprese di assicurazione devono essere autenticate da Notaio o da altro Pubblico Ufficiale. L’atto stesso è soggetto a bollo ai sensi del DPR 26/10/1972 numero 542 - Art. 1 della tariffa allegato A (parte 1^). <text:s/>Per contro non v’è obbligo di registrazione, giusta l’Art. 5 della Tabella allegato B del D.P.R. 26/10/1972, numero 634. <text:s/>Va inoltre ricordato che l’attestazione notarile o del Pubblico Ufficiale dell’autenticità delle firme dei Funzionari dell’istituto fideiussore, va completata con l’indicazione che i medesimi funzionari hanno poteri di firmare la garanzia stessa; infatti chi appone la firma deve essere legittimato a farlo in nome e per conto dell’istituto bancario o della compagnia assicurativa e deve essere altresì legittimato per quella tipologia di cauzione e quegli importi.</text:p>
      <text:p text:style-name="P50">Sulla fideiussione o polizza fideiussoria devono essere riportate le seguenti informazioni:</text:p>
      <text:list xml:id="list1547977034505020328" text:style-name="L1">
        <text:list-item>
          <text:p text:style-name="P46">dati della banca o società assicurativa e relativa agenzia;</text:p>
        </text:list-item>
        <text:list-item>
          <text:p text:style-name="P46">dati del contraente la fideiussione;</text:p>
        </text:list-item>
        <text:list-item>
          <text:p text:style-name="P46">dati del beneficiario (Comune di Savona);</text:p>
        </text:list-item>
        <text:list-item>
          <text:p text:style-name="P46">importo della fideiussione;</text:p>
        </text:list-item>
        <text:list-item>
          <text:p text:style-name="P46">descrizione dell’oggetto di garanzia (opera da realizzare, oneri di urbanizzazione o conseguenti alla monetizzazione di aree verdi o parcheggi, ecc., in relazione al tipo di intervento edilizio da abilitare);</text:p>
        </text:list-item>
        <text:list-item>
          <text:p text:style-name="P46">riferimento alla convenzione e/o all’oggetto del permesso di costruire o della denuncia di inizio attività;</text:p>
        </text:list-item>
        <text:list-item>
          <text:p text:style-name="P46">rinuncia da parte del fideiussore (banca o assicurazione) al beneficio della preventiva escussione del debitore diretto di cui all’art. 1944 del C.C.;</text:p>
        </text:list-item>
        <text:list-item>
          <text:p text:style-name="P46">modalità di svincolo della fideiussione o polizza fideiussoria: dovrà essere indicato che la fideiussione ha validità ed efficacia fino alla liberazione da parte del Comune. Ciò potrà avvenire mediante consegna dell’originale della stessa con l’annotazione di svincolo, o con dichiarazione liberatoria del Comune che liberi il soggetto garante in ordine alla garanzia prestata.</text:p>
        </text:list-item>
        <text:list-item>
          <text:p text:style-name="P46">obbligo espresso della banca o impresa assicurativa ad effettuare, su semplice richiesta scritta del Comune ed entro il termine massimo di giorni 30, il pagamento delle somme dovute in relazione alla prestata fideiussione, senza che occorra il preventivo consenso del debitore principale che nulla potrà eccepire;</text:p>
        </text:list-item>
        <text:list-item>
          <text:p text:style-name="P46">firma autenticata dal notaio con riferimento esplicito al potere di firma della persona firmataria ed ai suoi dati personali, nonché alle sue mansioni all’interno della banca o impresa assicurativa.</text:p>
        </text:list-item>
      </text:lis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WW8NumSt2z0" style:family="text">
      <style:text-properties style:font-name="Wingdings" style:font-name-complex="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07cm" fo:margin-left="0.019cm" fo:margin-right="-0.026cm" table:align="margins" style:writing-mode="lr-tb"/>
    </style:style>
    <style:style style:name="Tabella2.A" style:family="table-column">
      <style:table-column-properties style:column-width="4.33cm" style:rel-column-width="16686*"/>
    </style:style>
    <style:style style:name="Tabella2.B" style:family="table-column">
      <style:table-column-properties style:column-width="4.112cm" style:rel-column-width="15843*"/>
    </style:style>
    <style:style style:name="Tabella2.C" style:family="table-column">
      <style:table-column-properties style:column-width="3.681cm" style:rel-column-width="14184*"/>
    </style:style>
    <style:style style:name="Tabella2.D" style:family="table-column">
      <style:table-column-properties style:column-width="4.884cm" style:rel-column-width="18822*"/>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text-properties fo:font-size="6pt" style:font-size-asian="6pt" style:font-size-complex="6pt"/>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T1" style:family="text">
      <style:text-properties fo:background-color="transparen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1"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ext:p text:style-name="MP6"/>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table:number-columns-spanned="2" office:value-type="string">
              <text:p text:style-name="MP7">Settore Pianificazione Territoriale e Sistemi Informativi</text:p>
            </table:table-cell>
            <table:covered-table-cell/>
            <table:table-cell table:style-name="Tabella2.A1" office:value-type="string">
              <text:p text:style-name="MP7">Dirigente:</text:p>
            </table:table-cell>
            <table:table-cell table:style-name="Tabella2.D1" office:value-type="string">
              <text:p text:style-name="MP7">arch. Giovanna Macario</text:p>
            </table:table-cell>
          </table:table-row>
          <table:table-row table:style-name="Tabella2.1">
            <table:table-cell table:style-name="Tabella2.A2" office:value-type="string">
              <text:p text:style-name="MP8">corso Italia 19 <text:s/>- <text:s text:c="2"/>17100 Savona</text:p>
            </table:table-cell>
            <table:table-cell table:style-name="Tabella2.B2" office:value-type="string">
              <text:p text:style-name="MP8"/>
            </table:table-cell>
            <table:table-cell table:style-name="Tabella2.A2" office:value-type="string">
              <text:p text:style-name="MP8"/>
            </table:table-cell>
            <table:table-cell table:style-name="Tabella2.D2" office:value-type="string">
              <text:p text:style-name="MP9"/>
            </table:table-cell>
          </table:table-row>
          <table:table-row table:style-name="Tabella2.1">
            <table:table-cell table:style-name="Tabella2.A2" office:value-type="string">
              <text:p text:style-name="MP8">Posta certificata </text:p>
            </table:table-cell>
            <table:table-cell table:style-name="Tabella2.B2" office:value-type="string">
              <text:p text:style-name="MP8">posta@pec.comune.savona.it</text:p>
            </table:table-cell>
            <table:table-cell table:style-name="Tabella2.A2" office:value-type="string">
              <text:p text:style-name="MP8"/>
            </table:table-cell>
            <table:table-cell table:style-name="Tabella2.D2" office:value-type="string">
              <text:p text:style-name="MP8"/>
            </table:table-cell>
          </table:table-row>
          <table:table-row table:style-name="Tabella2.1">
            <table:table-cell table:style-name="Tabella2.A4" office:value-type="string">
              <text:p text:style-name="MP8"/>
            </table:table-cell>
            <table:table-cell table:style-name="Tabella2.B4" office:value-type="string">
              <text:p text:style-name="MP8">Tel. 019-831<text:span text:style-name="MT1">01</text:span></text:p>
            </table:table-cell>
            <table:table-cell table:style-name="Tabella2.A4" office:value-type="string">
              <text:p text:style-name="MP8">Orario:</text:p>
            </table:table-cell>
            <table:table-cell table:style-name="Tabella2.D4" office:value-type="string">
              <text:p text:style-name="MP8">Martedì e giovedì ore 10:00 - 12:30</text:p>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08-09T09:37:36.88</dc:date>
    <meta:print-date>2013-02-20T09:35:00</meta:print-date>
    <meta:editing-cycles>51</meta:editing-cycles>
    <meta:editing-duration>PT3H49M25S</meta:editing-duration>
    <meta:generator>OpenOffice/4.1.0$Win32 OpenOffice.org_project/410m18$Build-9764</meta:generator>
    <meta:document-statistic meta:table-count="5" meta:image-count="1" meta:object-count="0" meta:page-count="2" meta:paragraph-count="65" meta:word-count="768" meta:character-count="5725"/>
  </office:meta>
</office:document-meta>
</file>